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87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cpha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cph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HocPhan</text:p>
          </table:table-cell>
          <table:table-cell table:style-name="ce1" office:value-type="string" calcext:value-type="string">
            <text:p>TenHocPhan</text:p>
          </table:table-cell>
          <table:table-cell table:style-name="ce1" office:value-type="string" calcext:value-type="string">
            <text:p>SoTinChi</text:p>
          </table:table-cell>
          <table:table-cell table:style-name="ce1" office:value-type="string" calcext:value-type="string">
            <text:p>HocKy</text:p>
          </table:table-cell>
          <table:table-cell table:number-columns-repeated="1020"/>
        </table:table-row>
        <table:table-row table:style-name="ro1">
          <table:table-cell table:style-name="ce2" office:value-type="float" office:value="1130045" calcext:value-type="float">
            <text:p>1130045</text:p>
          </table:table-cell>
          <table:table-cell table:style-name="ce4" office:value-type="string" calcext:value-type="string">
            <text:p>Những nguyên lý cơ bản của CN Mác-Lênin 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90061" calcext:value-type="float">
            <text:p>1090061</text:p>
          </table:table-cell>
          <table:table-cell table:style-name="ce4" office:value-type="string" calcext:value-type="string">
            <text:p>Tiếng Anh 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10245" calcext:value-type="float">
            <text:p>1010245</text:p>
          </table:table-cell>
          <table:table-cell table:style-name="ce4" office:value-type="string" calcext:value-type="string">
            <text:p>Giải tíc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10038" calcext:value-type="float">
            <text:p>1010038</text:p>
          </table:table-cell>
          <table:table-cell table:style-name="ce4" office:value-type="string" calcext:value-type="string">
            <text:p>Đại số tuyến tí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50074" calcext:value-type="float">
            <text:p>1050074</text:p>
          </table:table-cell>
          <table:table-cell table:style-name="ce4" office:value-type="string" calcext:value-type="string">
            <text:p>Toán logic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50108" calcext:value-type="float">
            <text:p>1050108</text:p>
          </table:table-cell>
          <table:table-cell table:style-name="ce4" office:value-type="string" calcext:value-type="string">
            <text:p>Đại cương về Tin họ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050124" calcext:value-type="float">
            <text:p>1050124</text:p>
          </table:table-cell>
          <table:table-cell table:style-name="ce4" office:value-type="string" calcext:value-type="string">
            <text:p>Thực hành máy tính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120001" calcext:value-type="float">
            <text:p>1120001</text:p>
          </table:table-cell>
          <table:table-cell table:style-name="ce4" office:value-type="string" calcext:value-type="string">
            <text:p>Giáo dục thể chất 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130046" calcext:value-type="float">
            <text:p>1130046</text:p>
          </table:table-cell>
          <table:table-cell table:style-name="ce4" office:value-type="string" calcext:value-type="string">
            <text:p>Những nguyên lý cơ bản của CN Mác-Lênin 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90166" calcext:value-type="float">
            <text:p>1090166</text:p>
          </table:table-cell>
          <table:table-cell table:style-name="ce4" office:value-type="string" calcext:value-type="string">
            <text:p>Tiếng Anh 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50075" calcext:value-type="float">
            <text:p>1050075</text:p>
          </table:table-cell>
          <table:table-cell table:style-name="ce4" office:value-type="string" calcext:value-type="string">
            <text:p>Toán rời rạ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10034" calcext:value-type="float">
            <text:p>1010034</text:p>
          </table:table-cell>
          <table:table-cell table:style-name="ce4" office:value-type="string" calcext:value-type="string">
            <text:p>Đại số số họ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3" calcext:value-type="float">
            <text:p>1050133</text:p>
          </table:table-cell>
          <table:table-cell table:style-name="ce4" office:value-type="string" calcext:value-type="string">
            <text:p>Lập trình cơ bản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050016" calcext:value-type="float">
            <text:p>1050016</text:p>
          </table:table-cell>
          <table:table-cell table:style-name="ce4" office:value-type="string" calcext:value-type="string">
            <text:p>Hệ quản trị cơ sở dữ liệ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120002" calcext:value-type="float">
            <text:p>1120002</text:p>
          </table:table-cell>
          <table:table-cell table:style-name="ce4" office:value-type="string" calcext:value-type="string">
            <text:p>Giáo dục thể chất 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120095" calcext:value-type="float">
            <text:p>1120095</text:p>
          </table:table-cell>
          <table:table-cell table:style-name="ce4" office:value-type="string" calcext:value-type="string">
            <text:p>Giáo dục quốc phòng – an ninh 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120096" calcext:value-type="float">
            <text:p>1120096</text:p>
          </table:table-cell>
          <table:table-cell table:style-name="ce4" office:value-type="string" calcext:value-type="string">
            <text:p>Giáo dục quốc phòng – an ninh 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120097" calcext:value-type="float">
            <text:p>1120097</text:p>
          </table:table-cell>
          <table:table-cell table:style-name="ce4" office:value-type="string" calcext:value-type="string">
            <text:p>Giáo dục quốc phòng – an ninh 3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130091" calcext:value-type="float">
            <text:p>1130091</text:p>
          </table:table-cell>
          <table:table-cell table:style-name="ce4" office:value-type="string" calcext:value-type="string">
            <text:p>Tư tưởng Hồ Chí Minh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130049" calcext:value-type="float">
            <text:p>1130049</text:p>
          </table:table-cell>
          <table:table-cell table:style-name="ce4" office:value-type="string" calcext:value-type="string">
            <text:p>Pháp luật đại cương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10126" calcext:value-type="float">
            <text:p>1010126</text:p>
          </table:table-cell>
          <table:table-cell table:style-name="ce4" office:value-type="string" calcext:value-type="string">
            <text:p>Xác suất thống kê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50043" calcext:value-type="float">
            <text:p>1050043</text:p>
          </table:table-cell>
          <table:table-cell table:style-name="ce4" office:value-type="string" calcext:value-type="string">
            <text:p>Nhập môn mạng máy tí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50024" calcext:value-type="float">
            <text:p>1050024</text:p>
          </table:table-cell>
          <table:table-cell table:style-name="ce4" office:value-type="string" calcext:value-type="string">
            <text:p>Lập trình hướng đối tượ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50121" calcext:value-type="float">
            <text:p>1050121</text:p>
          </table:table-cell>
          <table:table-cell table:style-name="ce4" office:value-type="string" calcext:value-type="string">
            <text:p>Cấu trúc dữ liệ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4" calcext:value-type="float">
            <text:p>1050134</text:p>
          </table:table-cell>
          <table:table-cell table:style-name="ce4" office:value-type="string" calcext:value-type="string">
            <text:p>Kỹ năng mềm trong CNTT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120003" calcext:value-type="float">
            <text:p>1120003</text:p>
          </table:table-cell>
          <table:table-cell table:style-name="ce4" office:value-type="string" calcext:value-type="string">
            <text:p>Giáo dục thể chất 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130013" calcext:value-type="float">
            <text:p>1130013</text:p>
          </table:table-cell>
          <table:table-cell table:style-name="ce4" office:value-type="string" calcext:value-type="string">
            <text:p>Đường lối cách mạng của Đảng Cộng sản Việt Na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40" calcext:value-type="float">
            <text:p>1050040</text:p>
          </table:table-cell>
          <table:table-cell table:style-name="ce4" office:value-type="string" calcext:value-type="string">
            <text:p>Nhập môn Cơ sở dữ liệ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51" calcext:value-type="float">
            <text:p>1050051</text:p>
          </table:table-cell>
          <table:table-cell table:style-name="ce4" office:value-type="string" calcext:value-type="string">
            <text:p>Phân tích và thiết kế thuật toá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5" calcext:value-type="float">
            <text:p>1050135</text:p>
          </table:table-cell>
          <table:table-cell table:style-name="ce4" office:value-type="string" calcext:value-type="string">
            <text:p>Sử dụng tiếng Anh trong CNTT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96" calcext:value-type="float">
            <text:p>1050096</text:p>
          </table:table-cell>
          <table:table-cell table:style-name="ce4" office:value-type="string" calcext:value-type="string">
            <text:p>Tham quan thực tế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64" calcext:value-type="float">
            <text:p>1050064</text:p>
          </table:table-cell>
          <table:table-cell table:style-name="ce4" office:value-type="string" calcext:value-type="string">
            <text:p>Thực hành lập trình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85" calcext:value-type="float">
            <text:p>1050085</text:p>
          </table:table-cell>
          <table:table-cell table:style-name="ce4" office:value-type="string" calcext:value-type="string">
            <text:p>Lập trình trên Window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7" calcext:value-type="float">
            <text:p>1050137</text:p>
          </table:table-cell>
          <table:table-cell table:style-name="ce4" office:value-type="string" calcext:value-type="string">
            <text:p>XML và ứng dụng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120004" calcext:value-type="float">
            <text:p>1120004</text:p>
          </table:table-cell>
          <table:table-cell table:style-name="ce4" office:value-type="string" calcext:value-type="string">
            <text:p>Giáo dục thể chất 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050021" calcext:value-type="float">
            <text:p>1050021</text:p>
          </table:table-cell>
          <table:table-cell table:style-name="ce4" office:value-type="string" calcext:value-type="string">
            <text:p>Kiến trúc máy tí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058" calcext:value-type="float">
            <text:p>1050058</text:p>
          </table:table-cell>
          <table:table-cell table:style-name="ce4" office:value-type="string" calcext:value-type="string">
            <text:p>Quản trị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049" calcext:value-type="float">
            <text:p>1050049</text:p>
          </table:table-cell>
          <table:table-cell table:style-name="ce4" office:value-type="string" calcext:value-type="string">
            <text:p>Phân tích và thiết kế hệ thống thông ti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041" calcext:value-type="float">
            <text:p>1050041</text:p>
          </table:table-cell>
          <table:table-cell table:style-name="ce4" office:value-type="string" calcext:value-type="string">
            <text:p>Nhập môn công nghệ phần mề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029" calcext:value-type="float">
            <text:p>1050029</text:p>
          </table:table-cell>
          <table:table-cell table:style-name="ce4" office:value-type="string" calcext:value-type="string">
            <text:p>Lập trình ứng dụng Web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113" calcext:value-type="float">
            <text:p>1050113</text:p>
          </table:table-cell>
          <table:table-cell table:style-name="ce4" office:value-type="string" calcext:value-type="string">
            <text:p>Công nghệ .NET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1050112" calcext:value-type="float">
            <text:p>1050112</text:p>
          </table:table-cell>
          <table:table-cell table:style-name="ce4" office:value-type="string" calcext:value-type="string">
            <text:p>Nhập môn trí tuệ nhân tạ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036" calcext:value-type="float">
            <text:p>1050036</text:p>
          </table:table-cell>
          <table:table-cell table:style-name="ce4" office:value-type="string" calcext:value-type="string">
            <text:p>Thực hành làm việc nhóm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28" calcext:value-type="float">
            <text:p>1050128</text:p>
          </table:table-cell>
          <table:table-cell table:style-name="ce4" office:value-type="string" calcext:value-type="string">
            <text:p>Lập trình cho thiết bị di độ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037" calcext:value-type="float">
            <text:p>1050037</text:p>
          </table:table-cell>
          <table:table-cell table:style-name="ce4" office:value-type="string" calcext:value-type="string">
            <text:p>Nguyên lý hệ điều hà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9" calcext:value-type="float">
            <text:p>1050139</text:p>
          </table:table-cell>
          <table:table-cell table:style-name="ce4" office:value-type="string" calcext:value-type="string">
            <text:p>Xử lý ả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034" calcext:value-type="float">
            <text:p>1050034</text:p>
          </table:table-cell>
          <table:table-cell table:style-name="ce4" office:value-type="string" calcext:value-type="string">
            <text:p>Ngôn ngữ hình thứ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1" calcext:value-type="float">
            <text:p>1050141</text:p>
          </table:table-cell>
          <table:table-cell table:style-name="ce4" office:value-type="string" calcext:value-type="string">
            <text:p>Hệ quản trị CSDL ORAC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2" calcext:value-type="float">
            <text:p>1050142</text:p>
          </table:table-cell>
          <table:table-cell table:style-name="ce4" office:value-type="string" calcext:value-type="string">
            <text:p>Lập trình quản l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3" calcext:value-type="float">
            <text:p>1050153</text:p>
          </table:table-cell>
          <table:table-cell table:style-name="ce4" office:value-type="string" calcext:value-type="string">
            <text:p>Ngôn ngữ mô hình hó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4" calcext:value-type="float">
            <text:p>1050154</text:p>
          </table:table-cell>
          <table:table-cell table:style-name="ce4" office:value-type="string" calcext:value-type="string">
            <text:p>Tương tác người – má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5" calcext:value-type="float">
            <text:p>1050155</text:p>
          </table:table-cell>
          <table:table-cell table:style-name="ce4" office:value-type="string" calcext:value-type="string">
            <text:p>Phân tích yêu cầu phần mềm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9" calcext:value-type="float">
            <text:p>1050169</text:p>
          </table:table-cell>
          <table:table-cell table:style-name="ce4" office:value-type="string" calcext:value-type="string">
            <text:p>Hệ điều hành Linux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0" calcext:value-type="float">
            <text:p>1050170</text:p>
          </table:table-cell>
          <table:table-cell table:style-name="ce4" office:value-type="string" calcext:value-type="string">
            <text:p>Quản trị mạng Windows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1" calcext:value-type="float">
            <text:p>1050171</text:p>
          </table:table-cell>
          <table:table-cell table:style-name="ce4" office:value-type="string" calcext:value-type="string">
            <text:p>Quản lý mạng máy tính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6" calcext:value-type="float">
            <text:p>1050156</text:p>
          </table:table-cell>
          <table:table-cell table:style-name="ce4" office:value-type="string" calcext:value-type="string">
            <text:p>Phân tích và thiết kế hướng đối tượng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7" calcext:value-type="float">
            <text:p>1050157</text:p>
          </table:table-cell>
          <table:table-cell table:style-name="ce4" office:value-type="string" calcext:value-type="string">
            <text:p>Kiểm thử và đảm bảo chất lượng phần mề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8" calcext:value-type="float">
            <text:p>1050158</text:p>
          </table:table-cell>
          <table:table-cell table:style-name="ce4" office:value-type="string" calcext:value-type="string">
            <text:p>Quản lý dự án phần mềm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9" calcext:value-type="float">
            <text:p>1050159</text:p>
          </table:table-cell>
          <table:table-cell table:style-name="ce4" office:value-type="string" calcext:value-type="string">
            <text:p>Công nghệ Jav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0" calcext:value-type="float">
            <text:p>1050160</text:p>
          </table:table-cell>
          <table:table-cell table:style-name="ce4" office:value-type="string" calcext:value-type="string">
            <text:p>Phát triển phần mềm chuyên nghiệp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1" calcext:value-type="float">
            <text:p>1050161</text:p>
          </table:table-cell>
          <table:table-cell table:style-name="ce4" office:value-type="string" calcext:value-type="string">
            <text:p>Phát triển phần mềm nguồn mở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2" calcext:value-type="float">
            <text:p>1050162</text:p>
          </table:table-cell>
          <table:table-cell table:style-name="ce4" office:value-type="string" calcext:value-type="string">
            <text:p>Bảo trì phần mềm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3" calcext:value-type="float">
            <text:p>1050163</text:p>
          </table:table-cell>
          <table:table-cell table:style-name="ce4" office:value-type="string" calcext:value-type="string">
            <text:p>Mẫu thiết kế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4" calcext:value-type="float">
            <text:p>1050164</text:p>
          </table:table-cell>
          <table:table-cell table:style-name="ce4" office:value-type="string" calcext:value-type="string">
            <text:p>Các công cụ CASE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5" calcext:value-type="float">
            <text:p>1050165</text:p>
          </table:table-cell>
          <table:table-cell table:style-name="ce4" office:value-type="string" calcext:value-type="string">
            <text:p>Phát triển phần mềm hướng đối tượ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6" calcext:value-type="float">
            <text:p>1050166</text:p>
          </table:table-cell>
          <table:table-cell table:style-name="ce4" office:value-type="string" calcext:value-type="string">
            <text:p>Phát triển phần mềm hướng tác tử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7" calcext:value-type="float">
            <text:p>1050167</text:p>
          </table:table-cell>
          <table:table-cell table:style-name="ce4" office:value-type="string" calcext:value-type="string">
            <text:p>Lập trình Gam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68" calcext:value-type="float">
            <text:p>1050168</text:p>
          </table:table-cell>
          <table:table-cell table:style-name="ce4" office:value-type="string" calcext:value-type="string">
            <text:p>Lập trình hệ thống nhú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23" calcext:value-type="float">
            <text:p>1050123</text:p>
          </table:table-cell>
          <table:table-cell table:style-name="ce4" office:value-type="string" calcext:value-type="string">
            <text:p>Xử lý ngôn ngữ tự nhiê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015" calcext:value-type="float">
            <text:p>1050015</text:p>
          </table:table-cell>
          <table:table-cell table:style-name="ce4" office:value-type="string" calcext:value-type="string">
            <text:p>Hệ hỗ trợ ra quyết định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012" calcext:value-type="float">
            <text:p>1050012</text:p>
          </table:table-cell>
          <table:table-cell table:style-name="ce4" office:value-type="string" calcext:value-type="string">
            <text:p>Đồ họa máy tín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0" calcext:value-type="float">
            <text:p>1050140</text:p>
          </table:table-cell>
          <table:table-cell table:style-name="ce4" office:value-type="string" calcext:value-type="string">
            <text:p>Thuật toán tiến hó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6" calcext:value-type="float">
            <text:p>1050186</text:p>
          </table:table-cell>
          <table:table-cell table:style-name="ce4" office:value-type="string" calcext:value-type="string">
            <text:p>Mô hình hóa và mô phỏ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7" calcext:value-type="float">
            <text:p>1050187</text:p>
          </table:table-cell>
          <table:table-cell table:style-name="ce4" office:value-type="string" calcext:value-type="string">
            <text:p>Tính toán song so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8" calcext:value-type="float">
            <text:p>1050188</text:p>
          </table:table-cell>
          <table:table-cell table:style-name="ce4" office:value-type="string" calcext:value-type="string">
            <text:p>Lý thuyết nhận d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9" calcext:value-type="float">
            <text:p>1050189</text:p>
          </table:table-cell>
          <table:table-cell table:style-name="ce4" office:value-type="string" calcext:value-type="string">
            <text:p>Lập trình logi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011" calcext:value-type="float">
            <text:p>1050011</text:p>
          </table:table-cell>
          <table:table-cell table:style-name="ce4" office:value-type="string" calcext:value-type="string">
            <text:p>Điện toán đám mâ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3" calcext:value-type="float">
            <text:p>1050143</text:p>
          </table:table-cell>
          <table:table-cell table:style-name="ce4" office:value-type="string" calcext:value-type="string">
            <text:p>Thương mại điện tử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4" calcext:value-type="float">
            <text:p>1050144</text:p>
          </table:table-cell>
          <table:table-cell table:style-name="ce4" office:value-type="string" calcext:value-type="string">
            <text:p>Kho dữ liệu và Khai phá dữ liệ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5" calcext:value-type="float">
            <text:p>1050145</text:p>
          </table:table-cell>
          <table:table-cell table:style-name="ce4" office:value-type="string" calcext:value-type="string">
            <text:p>An toàn và bảo mật Hệ thống thông tin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6" calcext:value-type="float">
            <text:p>1050146</text:p>
          </table:table-cell>
          <table:table-cell table:style-name="ce4" office:value-type="string" calcext:value-type="string">
            <text:p>Cơ sở dữ liệu hướng đối tượng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7" calcext:value-type="float">
            <text:p>1050147</text:p>
          </table:table-cell>
          <table:table-cell table:style-name="ce4" office:value-type="string" calcext:value-type="string">
            <text:p>Cơ sở dữ liệu NoSQL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8" calcext:value-type="float">
            <text:p>1050148</text:p>
          </table:table-cell>
          <table:table-cell table:style-name="ce4" office:value-type="string" calcext:value-type="string">
            <text:p>Phát triển ứng dụng hệ thống thông tin hiện đại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49" calcext:value-type="float">
            <text:p>1050149</text:p>
          </table:table-cell>
          <table:table-cell table:style-name="ce4" office:value-type="string" calcext:value-type="string">
            <text:p>Web ngữ nghĩ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0" calcext:value-type="float">
            <text:p>1050150</text:p>
          </table:table-cell>
          <table:table-cell table:style-name="ce4" office:value-type="string" calcext:value-type="string">
            <text:p>Ứng dụng phân tá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1" calcext:value-type="float">
            <text:p>1050151</text:p>
          </table:table-cell>
          <table:table-cell table:style-name="ce4" office:value-type="string" calcext:value-type="string">
            <text:p>Quản trị hệ thống thông ti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52" calcext:value-type="float">
            <text:p>1050152</text:p>
          </table:table-cell>
          <table:table-cell table:style-name="ce4" office:value-type="string" calcext:value-type="string">
            <text:p>Cơ sở dữ liệu suy diễ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90" calcext:value-type="float">
            <text:p>1050190</text:p>
          </table:table-cell>
          <table:table-cell table:style-name="ce4" office:value-type="string" calcext:value-type="string">
            <text:p>Hệ thống thông tin địa lý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2" calcext:value-type="float">
            <text:p>1050172</text:p>
          </table:table-cell>
          <table:table-cell table:style-name="ce4" office:value-type="string" calcext:value-type="string">
            <text:p>Lập trình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3" calcext:value-type="float">
            <text:p>1050173</text:p>
          </table:table-cell>
          <table:table-cell table:style-name="ce4" office:value-type="string" calcext:value-type="string">
            <text:p>Quản trị mạng Linux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4" calcext:value-type="float">
            <text:p>1050174</text:p>
          </table:table-cell>
          <table:table-cell table:style-name="ce4" office:value-type="string" calcext:value-type="string">
            <text:p>Phân tích thiết kế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5" calcext:value-type="float">
            <text:p>1050175</text:p>
          </table:table-cell>
          <table:table-cell table:style-name="ce4" office:value-type="string" calcext:value-type="string">
            <text:p>An ninh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6" calcext:value-type="float">
            <text:p>1050176</text:p>
          </table:table-cell>
          <table:table-cell table:style-name="ce4" office:value-type="string" calcext:value-type="string">
            <text:p>Mạng không dây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7" calcext:value-type="float">
            <text:p>1050177</text:p>
          </table:table-cell>
          <table:table-cell table:style-name="ce4" office:value-type="string" calcext:value-type="string">
            <text:p>Đánh giá hiệu năng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8" calcext:value-type="float">
            <text:p>1050178</text:p>
          </table:table-cell>
          <table:table-cell table:style-name="ce4" office:value-type="string" calcext:value-type="string">
            <text:p>Truyền thông đa phương tiệ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79" calcext:value-type="float">
            <text:p>1050179</text:p>
          </table:table-cell>
          <table:table-cell table:style-name="ce4" office:value-type="string" calcext:value-type="string">
            <text:p>Thiết bị mạ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050138" calcext:value-type="float">
            <text:p>1050138</text:p>
          </table:table-cell>
          <table:table-cell table:style-name="ce4" office:value-type="string" calcext:value-type="string">
            <text:p>Thực tập tốt nghiệp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02" calcext:value-type="float">
            <text:p>1050102</text:p>
          </table:table-cell>
          <table:table-cell table:style-name="ce4" office:value-type="string" calcext:value-type="string">
            <text:p>Khóa luận tốt nghiệp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15" calcext:value-type="float">
            <text:p>1050115</text:p>
          </table:table-cell>
          <table:table-cell table:style-name="ce4" office:value-type="string" calcext:value-type="string">
            <text:p>Chuyên đề 1: Những vấn đề hiện đại của công nghệ thông tin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0" calcext:value-type="float">
            <text:p>1050180</text:p>
          </table:table-cell>
          <table:table-cell table:style-name="ce4" office:value-type="string" calcext:value-type="string">
            <text:p>Chuyên đề 2: Logic mờ và ứng dụng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011" calcext:value-type="float">
            <text:p>1050011</text:p>
          </table:table-cell>
          <table:table-cell table:style-name="ce4" office:value-type="string" calcext:value-type="string">
            <text:p>Chuyên đề 3: Điện toán đám mây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050" calcext:value-type="float">
            <text:p>1050050</text:p>
          </table:table-cell>
          <table:table-cell table:style-name="ce4" office:value-type="string" calcext:value-type="string">
            <text:p>Chuyên đề 2: Phân tích và thiết kế hướng đối tượng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1" calcext:value-type="float">
            <text:p>1050181</text:p>
          </table:table-cell>
          <table:table-cell table:style-name="ce4" office:value-type="string" calcext:value-type="string">
            <text:p>Chuyên đề 3: Cơ sở dữ liệu đa phương tiệ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2" calcext:value-type="float">
            <text:p>1050182</text:p>
          </table:table-cell>
          <table:table-cell table:style-name="ce4" office:value-type="string" calcext:value-type="string">
            <text:p>Chuyên đề 2: Kiến trúc hướng dịch vụ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3" calcext:value-type="float">
            <text:p>1050183</text:p>
          </table:table-cell>
          <table:table-cell table:style-name="ce4" office:value-type="string" calcext:value-type="string">
            <text:p>Chuyên đề 3: Những vấn đề hiện đại của CNPM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4" calcext:value-type="float">
            <text:p>1050184</text:p>
          </table:table-cell>
          <table:table-cell table:style-name="ce4" office:value-type="string" calcext:value-type="string">
            <text:p>Chuyên đề 2: Lập trình mạng nâng ca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50185" calcext:value-type="float">
            <text:p>1050185</text:p>
          </table:table-cell>
          <table:table-cell table:style-name="ce4" office:value-type="string" calcext:value-type="string">
            <text:p>Chuyên đề 3: Một số vấn đề hiện đại của Mạng máy tính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892">
          <table:table-cell table:style-name="ce3"/>
          <table:table-cell/>
          <table:table-cell table:style-name="ce3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cphan" style:display-name="PageStyle_hocph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2" meta:object-count="0"/>
    <meta:generator>LibreOfficeDev/6.0.5.2$Linux_X86_64 LibreOffice_project/</meta:generator>
  </office:meta>
</office:document-meta>
</file>